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20721" officeooo:paragraph-rsid="00056713"/>
    </style:style>
    <style:style style:name="P2" style:family="paragraph" style:parent-style-name="Standard">
      <style:text-properties style:font-name="Cantarell" officeooo:rsid="00020721" officeooo:paragraph-rsid="00056713"/>
    </style:style>
    <style:style style:name="P3" style:family="paragraph" style:parent-style-name="Standard">
      <style:text-properties style:font-name="Cantarell" officeooo:rsid="00056713" officeooo:paragraph-rsid="000709c3"/>
    </style:style>
    <style:style style:name="P4" style:family="paragraph" style:parent-style-name="Standard">
      <style:text-properties style:font-name="Cantarell" officeooo:rsid="000709c3" officeooo:paragraph-rsid="000709c3"/>
    </style:style>
    <style:style style:name="P5" style:family="paragraph" style:parent-style-name="Standard">
      <style:text-properties style:font-name="Cantarell" officeooo:rsid="00085d3a" officeooo:paragraph-rsid="00085d3a"/>
    </style:style>
    <style:style style:name="P6" style:family="paragraph" style:parent-style-name="Standard">
      <style:text-properties style:font-name="Cantarell" officeooo:rsid="001044e7" officeooo:paragraph-rsid="001044e7"/>
    </style:style>
    <style:style style:name="P7" style:family="paragraph" style:parent-style-name="Standard">
      <style:text-properties style:font-name="Cantarell" officeooo:rsid="0013fab1" officeooo:paragraph-rsid="0013fab1"/>
    </style:style>
    <style:style style:name="P8" style:family="paragraph" style:parent-style-name="Header">
      <style:text-properties style:font-name="Cantarell" officeooo:rsid="001de3d3" officeooo:paragraph-rsid="001de3d3"/>
    </style:style>
    <style:style style:name="T1" style:family="text">
      <style:text-properties officeooo:rsid="0003a483"/>
    </style:style>
    <style:style style:name="T2" style:family="text">
      <style:text-properties officeooo:rsid="000709c3"/>
    </style:style>
    <style:style style:name="T3" style:family="text">
      <style:text-properties officeooo:rsid="00085d3a"/>
    </style:style>
    <style:style style:name="T4" style:family="text">
      <style:text-properties officeooo:rsid="0009d2d3"/>
    </style:style>
    <style:style style:name="T5" style:family="text">
      <style:text-properties officeooo:rsid="001192a9"/>
    </style:style>
    <style:style style:name="T6" style:family="text">
      <style:text-properties officeooo:rsid="001473ba"/>
    </style:style>
    <style:style style:name="T7" style:family="text">
      <style:text-properties officeooo:rsid="00161879"/>
    </style:style>
    <style:style style:name="T8" style:family="text">
      <style:text-properties officeooo:rsid="001ac226"/>
    </style:style>
    <style:style style:name="T9" style:family="text">
      <style:text-properties style:font-name="Verdana"/>
    </style:style>
    <style:style style:name="T10" style:family="text">
      <style:text-properties style:font-name="Verdana" officeooo:rsid="0003a483"/>
    </style:style>
    <style:style style:name="T11" style:family="text">
      <style:text-properties style:font-name="Cantarell"/>
    </style:style>
    <style:style style:name="T12" style:family="text">
      <style:text-properties style:font-name="Cantarell" officeooo:rsid="0003a4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1">Being exposed to a new workplace provides plenty of challenges for a recent employee, </text:span><text:span text:style-name="T12">especially in regards to the expectations laid out by the organization in regards to communication, both internally and externally. These expectations are grounded in the organization's preferred method of style, tone, and content, otherwise defined as its genre. Transitioning into a new workplace genre can be difficult, and as expressed in Andre and Schneider (2004), the experience can be broken down into three stages: expectation, disorientation, and transition and resolution. In my own experience, transitioning from retail-based employment to an office setting, I found myself going through these self-same stages.</text:span></text:p>
      <text:p text:style-name="P2"/>
      <text:p text:style-name="P3"><text:tab/>Having never worked in an office prior to this past summer when I interned at an insurance company, I was unsure of my capability to handle this new form of employment. At first, I was both excited and a little apprehensive as to my new responsibilities and duties at the office, and I wondered whether I would be up to the task or not. I had a vague idea of what I would be doing at the company, but little understanding of how I would be expected to perform these tasks. Did they have templates for <text:span text:style-name="T2">things</text:span> or would I be expected to do everything from scratch. <text:span text:style-name="T2">My expectation did little to quelm my angst, but it did promote curiousity and a willingness to learn these new routines.This newly formed drive, I believe, aided me in overcoming the challenges I faced in this new environment.</text:span></text:p>
      <text:p text:style-name="P4"/>
      <text:p text:style-name="P4"><text:tab/>The first major challenges I faced in the job could be aptly categorized into the second stage of transitioning: disorientation. The department I was hired by was known as the Shared Services Department, and like its name, the duties were shared amongst the department employees. These responsibilities, though shared amongst the team, were also quite numerous and varied. In the first few weeks of my job, I was exposed to more and more of these duties so as to show me what I would be expected to perform. The initial coverage was brief, <text:span text:style-name="T3">but shallow; and due to the variety of tasks, I initially felt quite overwhelmed. Each task had its own set of processes, forms, and minor details which did not necessarily translate into any of the other tasks. I wondered how I would be able to remember all these different intricacies, and whether I would be able to then perform them appropriately.</text:span></text:p>
      <text:p text:style-name="P4"/>
      <text:p text:style-name="P5"><text:tab/>This disorientation began to dissipate as the first month of my employment came to an end. <text:span text:style-name="T4">This was mainly due to how the department assigned my daily tasks. After overviewing all of the tasks, they gradually expanded my daily duties to encompass all that they had showed me, but initially they would assign only a couple of tasks daily. This gentle introduction following my initial exposure, greatly aided in processing all that I had been shown, and allowed me to get a firm grasp of each of the duties I was expected to perform. I began to get not just a practical understanding of my duties, <text:s/>but I began to understand the purposes of each task. This was my advancement beyond the stage of disorientation to that of transition and resolution.</text:span></text:p>
      <text:p text:style-name="P5"/>
      <text:p text:style-name="P6"><text:soft-page-break/><text:tab/>After I began to get a handle of my duties, I began to understand the particular genre I was being exposed to. <text:span text:style-name="T5">There were templates provided for many of the forms, but since our department had plenty of internal forms, change was not out of the question and I could provide a proposed change provided it met the expectations of my manager. Whilst I was able to provide alternative versions for our own department, I was constrained when dealing with other departments and outside companies. When dealing with these external branches, I was required to adhere to the predetermined norms, and this generally came in the form of using particular software or webforms to update and transfer information. This was most apparent when dealing with invoices, scheduling, and ordering equipment, but also was present when updating particular files on our own servers. Whilst rigid, the reasons for the the constraints were apparent once I had grasped the methods and had enough practice performing the tasks.</text:span></text:p>
      <text:p text:style-name="P6"/>
      <text:p text:style-name="P7"><text:tab/>By the end of my summer term, I had a strong grasp of my roles, but more importantly, I had adjusted to the particular genre requirements of the company. I began to understand how <text:span text:style-name="T7">documents were to be</text:span> laid out, why they were done in those particular ways, and how to find and present information without needing much guidance <text:span text:style-name="T6">from my coworkers</text:span>. <text:span text:style-name="T8">This understanding of the genre requirements, in turn, aided me in understanding the company's values, and the methods behind their processes which made the experience all the more involved. In the end however, the particular genre will not necessarily translate well into my next job, and as such I will most likely find myself going through the three stages once ag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ntarell" officeooo:rsid="001de3d3" officeooo:paragraph-rsid="001de3d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OMS 363 Reading Response<text:tab/><text:tab/>Kyle Derby MacInnnis - 100539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13:40:57.603546269</meta:creation-date>
    <dc:date>2014-10-03T11:39:23.738868821</dc:date>
    <meta:editing-duration>PT12H15M13S</meta:editing-duration>
    <meta:editing-cycles>22</meta:editing-cycles>
    <meta:generator>LibreOffice/4.3.2.2.0$Linux_X86_64 LibreOffice_project/430m0$Build-2</meta:generator>
    <meta:document-statistic meta:table-count="0" meta:image-count="0" meta:object-count="0" meta:page-count="2" meta:paragraph-count="7" meta:word-count="831" meta:character-count="4915" meta:non-whitespace-character-count="4083"/>
  </office:meta>
</office:document-meta>
</file>